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Ubuntu" svg:font-family="Ubuntu"/>
    <style:font-face style:name="DejaVu Sans" svg:font-family="'DejaVu 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_20_gauche">Étrange comme une envie de courir peut arriver dans le sommeil. Pas simplement une envie de courir, mais le désir de courir en musique, de parcourir tel ou tel chemin, fouler les feuilles mortes dans la grisaille caractéristique de la cuvette genevoise en novembre. Au réveil l'envie avait perdu de sa force enchanteresse, pourtant, en prenant son petit-déjeuner, il se branchait sur ce désir venu l'habiter d'on ne sait où. Il savait qu'une fois dehors, une fois que le rythme serait pris, alors un certain plaisir viendrait, presque immanquablement. Et il ressentait le besoin de cette méditation là. Le besoin de vivre le mieux possible. Comme s'il avait voulu ne pas se laisser emporter par l'aspiration du fond de l'évier de l'Histoire. Ou plutôt l'inverse : comme s'il avait voulu ne pas se laisser emporter par l'aspiration du fond de l'évier du refus de l'Histoire, de l'aveuglement face au changement. Ironie que de voir ces apôtres de la lutte contre la résistance au changement ne pas être en mesure de percevoir que le sol s'était déjà dérobé de sous leurs pieds. Bien entendu l'époque n'était pas des plus simple à vivre (encore qu'il n'avait pas à se plaindre) et le lendemains hurleraient peut-être des chants très dissonants, mais au fond il pensait que ce qui se passait constituait une forme de chance. Mais la raison fondamentale de ces choix n'avait à peu près rien à voir avec cette situation là. Il était vivant. Pour la première et la dernière fois. Et il s'agissait de se montrer un peu malin afin de vivre le mieux – ou le moins mal – possible, ne pas tomber continuellement dans les pièges les plus grossiers, s'offrir la possibilité de déceler les pièges un peu plus fin.</text:p>
      <text:p text:style-name="Standard_20_gauche">Aussi il avait décider de respecter cette envie de courir, de laisser cette envie le mettre en mouvement, déterminer la forme de cette mise en mouvement. Pas n'importe comment, non. Il allait s'efforcer de courir lentement et dans cette optique il choisit une musique adaptée. Il savait bien que la musique donnait une tonalité à l'expression de ces émotions, de ces sentiments. Et dans cette période mouvementée, il avait recours au blues et au reggae (au sens large de ces catégories). Il y puisait quelque chose qu'il ne trouvait nulle part ailleurs, un puissant désir de vivre, une intelligence terrestre, enracinée et ailée. Il avait déjà fait ce choix pour la musique qui l'accompagnait au quotidien. Une fois le disque approprié sélectionné, il était parti courir. Sa course s'était déroulée tout à fait comme dans son désir nocturne : feuilles mortes, grisaille, campagne odorante, un troupeau de vache rousses couchées dans la fraîcheur de novembre, et les corneilles omniprésentes, aussi impertinentes que sur leurs gardes. À chaque automne il se rappelait à quel point cette saison avait pu le mettre mal à l'aise, l'avait même angoissé tout au long de son enfance, de son adolescence et il s'étonnait d'apprécier désormais chaque saison, chaque semaine. Les nuances, les différences, la tranquille instabilité du vivant l'avait finalement apprivoisé. Et il en éprouvait une solide gratitude. Gratitude envers qui, envers quoi ? Une gratitude, et c'est to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Ubuntu" svg:font-family="Ubuntu"/>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Ubuntu"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fo:font-size="10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Ubuntu"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re_20_1_20_bibliogen" style:display-name="Titre 1 bibliogen" style:family="paragraph" style:parent-style-name="Standard" style:next-style-name="Standard_20_bibliogen" style:class="text" style:master-page-name="">
      <style:paragraph-properties fo:margin-top="0.101cm" fo:margin-bottom="0.199cm" style:page-number="auto"/>
      <style:text-properties fo:font-size="11pt" style:text-underline-style="solid" style:text-underline-width="auto" style:text-underline-color="font-color" fo:font-weight="bold" style:font-size-asian="10.5pt"/>
    </style:style>
    <style:style style:name="Standard_20_bibliogen" style:display-name="Standard bibliogen" style:family="paragraph" style:parent-style-name="Standard" style:class="text">
      <style:text-properties fo:font-size="11pt" style:font-size-asian="11pt" style:font-size-complex="11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En-tête_20_bibliogen" style:display-name="En-tête bibliogen" style:family="paragraph" style:parent-style-name="Header" style:class="extra">
      <style:text-properties fo:font-size="14pt" fo:font-weight="bold" style:font-size-asian="12.25pt" style:font-weight-asian="bold" style:font-size-complex="14pt" style:font-weight-complex="bold"/>
    </style:style>
    <style:style style:name="Standard_20_gauche" style:display-name="Standard gauche" style:family="paragraph" style:parent-style-name="Standard" style:class="text">
      <style:paragraph-properties fo:text-align="start" style:justify-single-word="false"/>
    </style:style>
    <style:style style:name="Title" style:family="paragraph" style:parent-style-name="Standard" style:next-style-name="Subtitle" style:class="chapter">
      <style:paragraph-properties fo:text-align="center" style:justify-single-word="false"/>
      <style:text-properties fo:font-size="16pt" fo:language="fr" fo:country="CH"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tandard_20_note" style:display-name="Standard note" style:family="paragraph" style:parent-style-name="Standard_20_bibliogen" style:class="text" style:master-page-name="">
      <style:paragraph-properties style:page-number="auto"/>
    </style:style>
    <style:style style:name="Titre_20_1_20_note" style:display-name="Titre 1 note" style:family="paragraph" style:parent-style-name="Titre_20_1_20_bibliogen" style:next-style-name="Standard_20_note" style:class="text" style:master-page-name="">
      <style:paragraph-properties style:page-number="auto"/>
      <style:text-properties style:font-size-asian="10.5pt"/>
    </style:style>
    <style:style style:name="Standard_20_12-1.5" style:display-name="Standard 12-1.5" style:family="paragraph" style:parent-style-name="Standard" style:class="text" style:master-page-name="">
      <style:paragraph-properties fo:margin-top="0.199cm" fo:margin-bottom="0.199cm" fo:line-height="100%" style:page-number="auto"/>
      <style:text-properties fo:font-size="12pt" style:font-size-asian="10.5pt" style:font-size-complex="12pt"/>
    </style:style>
    <style:style style:name="Titre_20_1_20_12-1.5" style:display-name="Titre 1 12-1.5" style:family="paragraph" style:parent-style-name="Standard_20_12-1.5" style:next-style-name="Standard_20_12-1.5" style:class="text">
      <style:text-properties fo:font-size="12pt" style:text-underline-style="solid" style:text-underline-width="auto" style:text-underline-color="font-color" fo:font-weight="bold" style:font-size-asian="12pt" style:font-size-complex="12pt"/>
    </style:style>
    <style:style style:name="Police_20_par_20_défaut" style:display-name="Police par défaut" style:family="text"/>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number:date-style style:name="N106">
      <number:day-of-week number:style="long"/>
      <number:text> </number:text>
      <number:day number:style="long"/>
      <number:text> </number:text>
      <number:month number:style="long" number:textual="true"/>
      <number:text> </number:text>
      <number:year number:style="long"/>
    </number:date-style>
  </office:automatic-styles>
  <office:master-styles>
    <style:master-page style:name="Standard" style:page-layout-name="Mpm1">
      <style:header>
        <text:p text:style-name="Header">blogiGor_041_Sans_titre_06<text:tab/><text:tab/><text:date style:data-style-name="N106" text:date-value="2011-11-13T14:04:10.99" text:fixed="true">dimanche 13 novembre 2011</text:date></text:p>
      </style:header>
      <style:footer>
        <text:p text:style-name="Footer"><text:tab/><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1-13T14:04:11</meta:creation-date>
    <dc:title>blogiGor_033_</dc:title>
    <meta:editing-duration>PT1H19M6S</meta:editing-duration>
    <meta:editing-cycles>14</meta:editing-cycles>
    <meta:generator>LibreOffice/3.3$Linux LibreOffice_project/330m19$Build-401</meta:generator>
    <meta:keyword>blogiGor</meta:keyword>
    <meta:initial-creator>iGor </meta:initial-creator>
    <dc:date>2011-11-13T15:38:27</dc:date>
    <dc:creator>iGor </dc:creator>
    <meta:document-statistic meta:table-count="0" meta:image-count="0" meta:object-count="0" meta:page-count="1" meta:paragraph-count="4" meta:word-count="532" meta:character-count="3223"/>
    <meta:template xlink:type="simple" xlink:actuate="onRequest" xlink:title="blogiGor_033_" xlink:href="../../../../../Modèles/blogiGor.ott" meta:date="2011-11-13T14:04:09"/>
  </office:meta>
</office:document-meta>
</file>